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I want to say</text:h>
      <text:p text:style-name="Text_20_body">I want to say I take it all back<text:line-break/>I want<text:line-break/>I want to take it back I want it none of it<text:line-break/>to be ever have happened not<text:line-break/>when I saw you step over the rope<text:line-break/>when we went to New York for a week<text:line-break/>but stayed upstate when you punched me<text:line-break/>hard in the solar plexus in Prague<text:line-break/>when I looked in your face and saw myself<text:line-break/>looking back smiling when we went on another trip<text:line-break/>and another all the trips I want to have<text:line-break/>stayed home I want to have seen the clouds<text:line-break/>drifting past my car window to have listened<text:line-break/>to that sound the bridge makes driving over it<text:line-break/>without thinking of you always it was you</text:p>
      <text:p text:style-name="Text_20_body">I want</text:p>
      <text:p text:style-name="Text_20_body">I want to be fresh I want to roll out of bed<text:line-break/>as though it were my first morning in a new state<text:line-break/>I want nothing more than absolution of sins<text:line-break/>a negation but there is no way to subtract here<text:line-break/>I cannot remove this growth that appeared<text:line-break/>seemingly overnight I cannot cut you away from myself<text:line-break/>I cannot forget what has already and will always have been<text:line-break/>I cannot get out of a new bed ever<text:line-break/>New York will always be as it was when I saw it first<text:line-break/>with you my breathing will always be labored outside<text:line-break/>of the cafe I will always see you when I look in a mirror<text:line-break/>of someone's face the reflection of missed thoughts missed<text:line-break/>words will cease to give meaning the center will come out<text:line-break/>of me I will make a new center yes I will drag what is<text:line-break/>your center around with me and repeat and repeat again<text:line-break/>I cannot want cannot want want n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 want to say</dc:title>
  </office:meta>
</office:document-meta>
</file>